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left="0cm" fo:margin-right="0cm" fo:margin-top="0cm" fo:margin-bottom="0.247cm" style:contextual-spacing="false" fo:text-indent="0cm" style:auto-text-indent="false"/>
    </style:style>
    <style:style style:name="P2" style:family="paragraph" style:parent-style-name="Heading_20_4">
      <style:paragraph-properties fo:margin-left="0cm" fo:margin-right="0cm" fo:margin-top="0cm" fo:margin-bottom="0.247cm" style:contextual-spacing="false" fo:text-indent="0cm" style:auto-text-indent="false"/>
    </style:style>
    <style:style style:name="P3" style:family="paragraph" style:parent-style-name="Quotations">
      <style:paragraph-properties fo:margin-left="1cm" fo:margin-right="1cm" fo:margin-top="0cm" fo:margin-bottom="0.499cm" style:contextual-spacing="false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</style:style>
    <style:style style:name="P5" style:family="paragraph" style:parent-style-name="Text_20_body" style:list-style-name="L1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6" style:family="paragraph" style:parent-style-name="Text_20_body" style:list-style-name="L2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7" style:family="paragraph" style:parent-style-name="Text_20_body" style:list-style-name="L3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8" style:family="paragraph" style:parent-style-name="Text_20_body" style:list-style-name="L4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9" style:family="paragraph" style:parent-style-name="Text_20_body" style:list-style-name="L5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0" style:family="paragraph" style:parent-style-name="Text_20_body" style:list-style-name="L6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1" style:family="paragraph" style:parent-style-name="Text_20_body" style:list-style-name="L7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2" style:family="paragraph" style:parent-style-name="Text_20_body" style:list-style-name="L8">
      <style:paragraph-properties fo:margin-left="0cm" fo:margin-right="0cm" fo:margin-top="0cm" fo:margin-bottom="0.247cm" style:contextual-spacing="false" fo:text-indent="0cm" style:auto-text-indent="false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Explicación Previa: ¿Qué vamos a ver?</text:h>
      <text:p text:style-name="P4">Antes de conectar los cables, es crucial entender la teoría:</text:p>
      <text:list text:style-name="L1">
        <text:list-item>
          <text:p text:style-name="P5">Conexión en Serie (Sumar Voltaje): Conectamos el polo positivo de una batería con el negativo de la siguiente.</text:p>
          <text:list>
            <text:list-item>
              <text:p text:style-name="P5">Resultado: El voltaje se suma ($V_{total} = V_1 + V_2$).</text:p>
            </text:list-item>
            <text:list-item>
              <text:p text:style-name="P5">Efecto: La bombilla brillará con mucha intensidad (quizás demasiada), porque recibirá 18V (9V + 9V).</text:p>
            </text:list-item>
          </text:list>
        </text:list-item>
        <text:list-item>
          <text:p text:style-name="P5">Conexión en Paralelo (Sumar Capacidad/Duración): Conectamos todos los positivos juntos y todos los negativos juntos.</text:p>
          <text:list>
            <text:list-item>
              <text:p text:style-name="P5">Resultado: El voltaje se mantiene igual ($V_{total} = V_1 = V_2$).</text:p>
            </text:list-item>
            <text:list-item>
              <text:p text:style-name="P5">Efecto: La bombilla brillará de forma normal (con 9V), pero las baterías durarían el doble de tiempo encendidas.</text:p>
            </text:list-item>
          </text:list>
        </text:list-item>
      </text:list>
      <text:p text:style-name="Horizontal_20_Line"/>
      <text:h text:style-name="P1" text:outline-level="3">2. Preparación del Entorno (Tinkercad)</text:h>
      <text:list text:style-name="L2">
        <text:list-item>
          <text:p text:style-name="P6">Entra en Tinkercad &gt; Circuitos &gt; Crear nuevo circuito.</text:p>
        </text:list-item>
        <text:list-item>
          <text:p text:style-name="P6">En el panel derecho, busca y arrastra al área de trabajo los siguientes componentes:</text:p>
          <text:list>
            <text:list-item>
              <text:p text:style-name="P6">2 Baterías de 9V.</text:p>
            </text:list-item>
            <text:list-item>
              <text:p text:style-name="P6">1 Bombilla (Incandescente).</text:p>
            </text:list-item>
            <text:list-item>
              <text:p text:style-name="P6">1 Multímetro (Polímetro).</text:p>
            </text:list-item>
          </text:list>
        </text:list-item>
      </text:list>
      <text:p text:style-name="P3">Nota sobre colores: Para ser ordenados, usaremos cables Rojos para el Positivo (+) y cables Negros para el Negativo (-).</text:p>
      <text:p text:style-name="Horizontal_20_Line"/>
      <text:h text:style-name="P1" text:outline-level="3">3. Caso A: Baterías en SERIE (Alto Voltaje)</text:h>
      <text:p text:style-name="P4">Objetivo: Lograr que la suma de las baterías entregue 18V a la bombilla.</text:p>
      <text:h text:style-name="P2" text:outline-level="4">Paso 1: Conexión entre baterías</text:h>
      <text:p text:style-name="P4">Coloca las baterías una al lado de la otra.</text:p>
      <text:list text:style-name="L3">
        <text:list-item>
          <text:p text:style-name="P7">Conecta el Terminal Negativo (Negro) de la Batería 1 al Terminal Positivo (Rojo) de la Batería 2.</text:p>
        </text:list-item>
        <text:list-item>
          <text:p text:style-name="P7">Explicación: Esto crea un "camino continuo" que obliga a la corriente a pasar por ambas baterías, ganando fuerza en cada una.</text:p>
        </text:list-item>
      </text:list>
      <text:h text:style-name="P2" text:outline-level="4">Paso 2: Conexión a la bombilla</text:h>
      <text:p text:style-name="P4">Ahora nos quedan dos terminales libres (uno en cada batería).</text:p>
      <text:list text:style-name="L4">
        <text:list-item>
          <text:p text:style-name="P8">Conecta el Terminal Positivo (Rojo) sobrante de la Batería 1 a un terminal de la Bombilla.</text:p>
        </text:list-item>
        <text:list-item>
          <text:p text:style-name="P8"><text:soft-page-break/>Conecta el Terminal Negativo (Negro) sobrante de la Batería 2 al otro terminal de la Bombilla.</text:p>
        </text:list-item>
        <text:list-item>
          <text:p text:style-name="P8">Resultado: La bombilla debería encenderse (o mostrar un icono de explosión si 18V es demasiado para esa bombilla virtual, lo cual ilustra perfectamente el concepto).</text:p>
        </text:list-item>
      </text:list>
      <text:h text:style-name="P2" text:outline-level="4">Paso 3: Medición con el Polímetro</text:h>
      <text:p text:style-name="P4">Vamos a comprobar el voltaje real que recibe la bombilla.</text:p>
      <text:list text:style-name="L5">
        <text:list-item>
          <text:p text:style-name="P9">Haz clic en el Multímetro y asegúrate de que esté en modo Voltaje (V).</text:p>
        </text:list-item>
        <text:list-item>
          <text:p text:style-name="P9">Conecta el cable Rojo (Positivo) del multímetro al terminal de la bombilla donde llega el cable positivo.</text:p>
        </text:list-item>
        <text:list-item>
          <text:p text:style-name="P9">Conecta el cable Negro (Negativo) del multímetro al otro terminal de la bombilla.</text:p>
        </text:list-item>
        <text:list-item>
          <text:p text:style-name="P9">Inicia la simulación: El multímetro debería marcar 18.0 V (aproximadamente).</text:p>
        </text:list-item>
      </text:list>
      <text:p text:style-name="Horizontal_20_Line"/>
      <text:h text:style-name="P1" text:outline-level="3">4. Caso B: Baterías en PARALELO (Mismo Voltaje, Mayor Duración)</text:h>
      <text:p text:style-name="P4">Objetivo: Mantener 9V constantes pero aumentando la capacidad de corriente disponible.</text:p>
      <text:p text:style-name="P4">Detén la simulación y borra los cables (o crea un circuito nuevo al lado).</text:p>
      <text:h text:style-name="P2" text:outline-level="4">Paso 1: Conexión entre baterías (Puenteo)</text:h>
      <text:p text:style-name="P4">Coloca las baterías una al lado de la otra.</text:p>
      <text:list text:style-name="L6">
        <text:list-item>
          <text:p text:style-name="P10">Conecta el Terminal Positivo (Rojo) de la Batería 1 con el Terminal Positivo (Rojo) de la Batería 2.</text:p>
        </text:list-item>
        <text:list-item>
          <text:p text:style-name="P10">Conecta el Terminal Negativo (Negro) de la Batería 1 con el Terminal Negativo (Negro) de la Batería 2.</text:p>
        </text:list-item>
        <text:list-item>
          <text:p text:style-name="P10">Explicación: Estamos unificando los polos. Es como si hiciéramos una batería más grande, pero del mismo voltaje.</text:p>
        </text:list-item>
      </text:list>
      <text:h text:style-name="P2" text:outline-level="4">Paso 2: Conexión a la bombilla</text:h>
      <text:p text:style-name="P4">Salimos desde cualquiera de las dos baterías (ya que están unidas).</text:p>
      <text:list text:style-name="L7">
        <text:list-item>
          <text:p text:style-name="P11">Saca un cable desde el Terminal Positivo (de cualquiera de las dos baterías) hacia un terminal de la Bombilla.</text:p>
        </text:list-item>
        <text:list-item>
          <text:p text:style-name="P11">Saca un cable desde el Terminal Negativo (de cualquiera de las dos baterías) hacia el otro terminal de la Bombilla.</text:p>
        </text:list-item>
        <text:list-item>
          <text:p text:style-name="P11">Resultado: La bombilla se enciende con un brillo normal.</text:p>
        </text:list-item>
      </text:list>
      <text:h text:style-name="P2" text:outline-level="4">Paso 3: Medición con el Polímetro</text:h>
      <text:list text:style-name="L8">
        <text:list-item>
          <text:p text:style-name="P12">Conecta el Multímetro en paralelo a la bombilla (Rojo con terminal de entrada, Negro con terminal de salida), igual que en el ejercicio anterior.</text:p>
        </text:list-item>
        <text:list-item>
          <text:p text:style-name="P12">Inicia la simulación: El multímetro marcará 9.0 V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1T11:08:34.641500389</meta:creation-date>
    <dc:date>2025-12-11T11:09:37.454882396</dc:date>
    <meta:editing-duration>PT1M3S</meta:editing-duration>
    <meta:editing-cycles>1</meta:editing-cycles>
    <meta:document-statistic meta:table-count="0" meta:image-count="0" meta:object-count="0" meta:page-count="2" meta:paragraph-count="48" meta:word-count="612" meta:character-count="3555" meta:non-whitespace-character-count="3019"/>
    <meta:generator>LibreOffice/24.2.2.2$Linux_X86_64 LibreOffice_project/d56cc158d8a96260b836f100ef4b4ef25d6f1a01</meta:generator>
  </office:meta>
</office:document-meta>
</file>